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800000008061BD10F457BB9B4F.png" manifest:media-type="image/png"/>
  <manifest:file-entry manifest:full-path="Pictures/100002010000008000000080F72420A09FC7F23C.png" manifest:media-type="image/png"/>
  <manifest:file-entry manifest:full-path="Pictures/1000020100000100000001000C3A408E990D9533.png" manifest:media-type="image/png"/>
  <manifest:file-entry manifest:full-path="Pictures/100002010000010000000100A0AF25CF9D02FE11.png" manifest:media-type="image/png"/>
  <manifest:file-entry manifest:full-path="Pictures/100002010000008000000080A6047433420306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Объект_20_без_20_заливки_20_и_20_линий">
      <style:graphic-properties draw:stroke="none" draw:fill="none" draw:fill-color="#ffff99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99"/>
      <style:paragraph-properties fo:text-align="center"/>
    </style:style>
  </office:automatic-styles>
  <office:body>
    <office:drawing>
      <draw:page draw:name="page1" draw:style-name="dp1" draw:master-page-name="Обычный">
        <draw:frame draw:style-name="gr1" draw:text-style-name="P1" draw:layer="layout" svg:width="3.385cm" svg:height="3.385cm" svg:x="22.816cm" svg:y="11.2cm">
          <draw:image xlink:href="Pictures/100002010000008000000080F72420A09FC7F23C.png" xlink:type="simple" xlink:show="embed" xlink:actuate="onLoad">
            <text:p/>
          </draw:image>
        </draw:frame>
        <draw:frame draw:style-name="gr1" draw:text-style-name="P1" draw:layer="layout" svg:width="4.663cm" svg:height="4.663cm" svg:x="1.738cm" svg:y="6.4cm">
          <draw:image xlink:href="Pictures/1000020100000100000001000C3A408E990D9533.png" xlink:type="simple" xlink:show="embed" xlink:actuate="onLoad">
            <text:p/>
          </draw:image>
        </draw:frame>
        <draw:frame draw:style-name="gr2" draw:text-style-name="P2" draw:layer="layout" svg:width="5.4cm" svg:height="5.4cm" svg:x="5.201cm" svg:y="12.4cm">
          <draw:image xlink:href="Pictures/100002010000010000000100A0AF25CF9D02FE11.png" xlink:type="simple" xlink:show="embed" xlink:actuate="onLoad">
            <text:p/>
          </draw:image>
        </draw:frame>
        <draw:frame draw:style-name="gr1" draw:text-style-name="P1" draw:layer="layout" svg:width="5.4cm" svg:height="5.4cm" svg:x="11.601cm" svg:y="10.8cm">
          <draw:image xlink:href="Pictures/100002010000010000000100A0AF25CF9D02FE11.png" xlink:type="simple" xlink:show="embed" xlink:actuate="onLoad">
            <text:p/>
          </draw:image>
        </draw:frame>
        <draw:frame draw:style-name="gr1" draw:text-style-name="P1" draw:layer="layout" svg:width="5.382cm" svg:height="5.382cm" svg:x="12.019cm" svg:y="4.6cm">
          <draw:image xlink:href="Pictures/100002010000008000000080A6047433420306A1.png" xlink:type="simple" xlink:show="embed" xlink:actuate="onLoad">
            <text:p/>
          </draw:image>
        </draw:frame>
        <draw:frame draw:style-name="gr1" draw:text-style-name="P1" draw:layer="layout" svg:width="5.382cm" svg:height="5.382cm" svg:x="17.619cm" svg:y="6.2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1" draw:layer="layout" svg:width="1.826cm" svg:height="1.826cm" draw:transform="skewX (0.523424242673099) rotate (-0.436332312998582) translate (8.728cm 10.768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1" draw:layer="layout" svg:width="1.826cm" svg:height="1.826cm" draw:transform="skewX (0.523424242673099) rotate (-0.645771823237902) translate (6.543cm 10.6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1" draw:layer="layout" svg:width="1.826cm" svg:height="1.826cm" draw:transform="skewX (0.523424242673099) rotate (-1.01229096615671) translate (6.308cm 8.578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1" draw:layer="layout" svg:width="1.866cm" svg:height="1.866cm" draw:transform="skewX (-0.523947841448698) rotate (0.558679893563385) translate (20.201cm 14.389cm)">
          <draw:image xlink:href="Pictures/10000201000000800000008061BD10F457BB9B4F.png" xlink:type="simple" xlink:show="embed" xlink:actuate="onLoad">
            <text:p/>
          </draw:image>
        </draw:frame>
        <draw:frame draw:style-name="gr1" draw:text-style-name="P1" draw:layer="layout" svg:width="2.19cm" svg:height="1.6cm" draw:transform="skewX (0.348891317473666) translate (17.961cm 12.2cm)">
          <draw:image xlink:href="Pictures/10000201000000800000008061BD10F457BB9B4F.png" xlink:type="simple" xlink:show="embed" xlink:actuate="onLoad">
            <text:p/>
          </draw:image>
        </draw:frame>
        <draw:frame draw:style-name="gr1" draw:text-style-name="P1" draw:layer="layout" svg:width="2.19cm" svg:height="1.6cm" draw:transform="skewX (0.348891317473666) rotate (-0.471238898038469) translate (11.65cm 10.8cm)">
          <draw:image xlink:href="Pictures/10000201000000800000008061BD10F457BB9B4F.png" xlink:type="simple" xlink:show="embed" xlink:actuate="onLoad">
            <text:p/>
          </draw:image>
        </draw:frame>
        <draw:frame draw:style-name="gr1" draw:text-style-name="P1" draw:layer="layout" svg:width="3.385cm" svg:height="3.385cm" svg:x="22.816cm" svg:y="11.2cm">
          <draw:image xlink:href="Pictures/100002010000008000000080F72420A09FC7F23C.png" xlink:type="simple" xlink:show="embed" xlink:actuate="onLoad">
            <text:p/>
          </draw:image>
        </draw:frame>
        <draw:frame draw:style-name="gr1" draw:text-style-name="P1" draw:layer="layout" svg:width="4.663cm" svg:height="4.663cm" svg:x="1.738cm" svg:y="6.4cm">
          <draw:image xlink:href="Pictures/1000020100000100000001000C3A408E990D9533.png" xlink:type="simple" xlink:show="embed" xlink:actuate="onLoad">
            <text:p/>
          </draw:image>
        </draw:frame>
        <draw:frame draw:style-name="gr1" draw:text-style-name="P1" draw:layer="layout" svg:width="5.4cm" svg:height="5.4cm" svg:x="5.201cm" svg:y="12.4cm">
          <draw:image xlink:href="Pictures/100002010000010000000100A0AF25CF9D02FE11.png" xlink:type="simple" xlink:show="embed" xlink:actuate="onLoad">
            <text:p/>
          </draw:image>
        </draw:frame>
        <draw:frame draw:style-name="gr1" draw:text-style-name="P1" draw:layer="layout" svg:width="5.4cm" svg:height="5.4cm" svg:x="11.601cm" svg:y="10.8cm">
          <draw:image xlink:href="Pictures/100002010000010000000100A0AF25CF9D02FE11.png" xlink:type="simple" xlink:show="embed" xlink:actuate="onLoad">
            <text:p/>
          </draw:image>
        </draw:frame>
        <draw:frame draw:style-name="gr1" draw:text-style-name="P1" draw:layer="layout" svg:width="5.4cm" svg:height="5.4cm" svg:x="15.801cm" svg:y="13.4cm">
          <draw:image xlink:href="Pictures/100002010000010000000100A0AF25CF9D02FE11.png" xlink:type="simple" xlink:show="embed" xlink:actuate="onLoad">
            <text:p/>
          </draw:image>
        </draw:frame>
        <draw:frame draw:style-name="gr1" draw:text-style-name="P1" draw:layer="layout" svg:width="5.382cm" svg:height="5.382cm" svg:x="12.019cm" svg:y="4.6cm">
          <draw:image xlink:href="Pictures/100002010000008000000080A6047433420306A1.png" xlink:type="simple" xlink:show="embed" xlink:actuate="onLoad">
            <text:p/>
          </draw:image>
        </draw:frame>
        <draw:frame draw:style-name="gr1" draw:text-style-name="P1" draw:layer="layout" svg:width="5.382cm" svg:height="5.382cm" svg:x="17.619cm" svg:y="6.2cm">
          <draw:image xlink:href="Pictures/100002010000008000000080A6047433420306A1.png" xlink:type="simple" xlink:show="embed" xlink:actuate="onLoad">
            <text:p/>
          </draw:image>
        </draw:frame>
        <draw:frame draw:style-name="gr3" draw:text-style-name="P1" draw:layer="layout" svg:width="1.826cm" svg:height="1.826cm" draw:transform="skewX (0.523424242673099) rotate (-0.436332312998582) translate (8.728cm 10.768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1" draw:layer="layout" svg:width="1.826cm" svg:height="1.826cm" draw:transform="skewX (0.523424242673099) rotate (-0.645771823237902) translate (6.543cm 10.6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1" draw:layer="layout" svg:width="1.826cm" svg:height="1.826cm" draw:transform="skewX (0.523424242673099) rotate (-1.01229096615671) translate (6.308cm 8.578cm)">
          <draw:image xlink:href="Pictures/10000201000000800000008061BD10F457BB9B4F.png" xlink:type="simple" xlink:show="embed" xlink:actuate="onLoad">
            <text:p/>
          </draw:image>
        </draw:frame>
        <draw:frame draw:style-name="gr3" draw:text-style-name="P1" draw:layer="layout" svg:width="1.866cm" svg:height="1.866cm" draw:transform="skewX (-0.523947841448698) rotate (0.558679893563385) translate (20.201cm 14.389cm)">
          <draw:image xlink:href="Pictures/10000201000000800000008061BD10F457BB9B4F.png" xlink:type="simple" xlink:show="embed" xlink:actuate="onLoad">
            <text:p/>
          </draw:image>
        </draw:frame>
        <draw:frame draw:style-name="gr1" draw:text-style-name="P1" draw:layer="layout" svg:width="2.19cm" svg:height="1.6cm" draw:transform="skewX (0.348891317473666) translate (17.961cm 12.2cm)">
          <draw:image xlink:href="Pictures/10000201000000800000008061BD10F457BB9B4F.png" xlink:type="simple" xlink:show="embed" xlink:actuate="onLoad">
            <text:p/>
          </draw:image>
        </draw:frame>
        <draw:frame draw:style-name="gr1" draw:text-style-name="P1" draw:layer="layout" svg:width="2.19cm" svg:height="1.6cm" draw:transform="skewX (0.348891317473666) rotate (-0.471238898038469) translate (11.65cm 10.8cm)">
          <draw:image xlink:href="Pictures/10000201000000800000008061BD10F457BB9B4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0:27:12.289530911</meta:creation-date>
    <dc:date>2019-09-17T00:36:06.497002255</dc:date>
    <meta:editing-duration>PT7M44S</meta:editing-duration>
    <meta:editing-cycles>2</meta:editing-cycles>
    <meta:generator>LibreOffice/5.1.6.2$Linux_X86_64 LibreOffice_project/10m0$Build-2</meta:generator>
    <meta:document-statistic meta:object-count="25"/>
  </office:meta>
</office:document-meta>
</file>